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4900000125FC9E05D3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978cm" fo:min-width="0cm" loext:decorative="false"/>
      <style:paragraph-properties style:writing-mode="lr-tb"/>
    </style:style>
    <style:style style:name="gr3" style:family="graphic" style:parent-style-name="standard">
      <style:graphic-properties draw:fill="solid" draw:fill-color="#ffffff" draw:textarea-horizontal-align="justify" draw:textarea-vertical-align="middle" draw:auto-grow-height="false" fo:min-height="0.104cm" fo:min-width="0cm" loext:decorative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5" style:family="graphic" style:parent-style-name="objectwithoutfill">
      <style:graphic-properties draw:marker-start="Puntas_20_de_20_flecha_20_1" draw:marker-start-width="0.3cm" draw:marker-end="Puntas_20_de_20_flecha_20_2" draw:marker-end-width="0.3cm" draw:fill="none" draw:textarea-vertical-align="middle" loext:decorative="false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solid" draw:fill-color="#ffffff"/>
      <style:paragraph-properties fo:text-align="center"/>
      <style:text-properties style:text-underline-style="solid" style:text-underline-width="auto" style:text-underline-color="font-color"/>
    </style:style>
    <style:style style:name="P4" style:family="paragraph">
      <style:text-properties fo:font-size="9pt" style:text-underline-style="solid" style:text-underline-width="auto" style:text-underline-color="font-color"/>
    </style:style>
    <style:style style:name="P5" style:family="paragraph">
      <loext:graphic-properties draw:fill="none" draw:fill-color="#ffffff"/>
      <style:text-properties fo:font-size="9pt" style:text-underline-style="solid" style:text-underline-width="auto" style:text-underline-color="font-color"/>
    </style:style>
    <style:style style:name="P6" style:family="paragraph">
      <loext:graphic-properties draw:fill="none"/>
      <style:paragraph-properties fo:text-align="center"/>
      <style:text-properties style:text-underline-style="solid" style:text-underline-width="auto" style:text-underline-color="font-color"/>
    </style:style>
    <style:style style:name="P7" style:family="paragraph">
      <style:text-properties style:text-underline-style="solid" style:text-underline-width="auto" style:text-underline-color="font-color"/>
    </style:style>
    <style:style style:name="P8" style:family="paragraph">
      <loext:graphic-properties draw:fill="none" draw:fill-color="#ffffff"/>
      <style:text-properties fo:font-size="8pt" style:text-underline-style="solid" style:text-underline-width="auto" style:text-underline-color="font-color" style:font-size-asian="8pt" style:font-size-complex="8pt"/>
    </style:style>
    <style:style style:name="T1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frame draw:style-name="gr1" draw:text-style-name="P1" xml:id="id1" draw:id="id1" draw:layer="layout" svg:width="13.75cm" svg:height="12.245cm" svg:x="0.75cm" svg:y="1.255cm">
          <draw:image xlink:href="Pictures/100000000000014900000125FC9E05D3.png" xlink:type="simple" xlink:show="embed" xlink:actuate="onLoad" draw:mime-type="image/png">
            <text:p/>
          </draw:image>
        </draw:frame>
        <draw:frame draw:style-name="gr2" draw:text-style-name="P2" draw:layer="layout" svg:width="16.59cm" svg:height="8.072cm" svg:x="1.41cm" svg:y="13.75cm">
          <draw:text-box>
            <text:p>1 – 480 mm </text:p>
            <text:p>2 – 250 mm </text:p>
            <text:p>3 – 800 mm</text:p>
            <text:p>4 – 530 mm</text:p>
            <text:p>5 – espesor 150 mm</text:p>
            <text:p>6 – borde 75 mm radio</text:p>
            <text:p>7 – perforación 5 mm</text:p>
            <text:p>8 – 200 mm separación</text:p>
            <text:p/>
            <text:p>Lijado fino</text:p>
            <text:p/>
          </draw:text-box>
        </draw:frame>
        <draw:custom-shape draw:style-name="gr3" draw:text-style-name="P3" draw:layer="layout" svg:width="0.5cm" svg:height="0.5cm" svg:x="4.707cm" svg:y="3.4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cm" svg:height="0.5cm" svg:x="7.382cm" svg:y="3.4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0.679cm" svg:height="0.607cm" svg:x="4.671cm" svg:y="3.393cm">
          <draw:text-box>
            <text:p text:style-name="P4">7</text:p>
          </draw:text-box>
        </draw:frame>
        <draw:frame draw:style-name="gr4" draw:text-style-name="P5" draw:layer="layout" svg:width="0.679cm" svg:height="0.607cm" svg:x="7.321cm" svg:y="3.393cm">
          <draw:text-box>
            <text:p text:style-name="P4">7</text:p>
          </draw:text-box>
        </draw:frame>
        <draw:connector draw:style-name="gr5" draw:text-style-name="P6" draw:layer="layout" draw:type="line" svg:x1="7.625cm" svg:y1="1.255cm" svg:x2="7.625cm" svg:y2="1.255cm" draw:start-shape="id1" draw:end-shape="id1" svg:d="M7625 1255z" svg:viewBox="0 0 1 1">
          <text:p/>
        </draw:connector>
        <draw:frame draw:style-name="gr4" draw:text-style-name="P8" draw:layer="layout" svg:width="0.66cm" svg:height="0.569cm" svg:x="4.69cm" svg:y="2.931cm">
          <draw:text-box>
            <text:p text:style-name="P7"><text:span text:style-name="T1">8</text:span></text:p>
          </draw:text-box>
        </draw:frame>
        <draw:frame draw:style-name="gr4" draw:text-style-name="P8" draw:layer="layout" svg:width="0.66cm" svg:height="0.569cm" svg:x="7.29cm" svg:y="2.932cm">
          <draw:text-box>
            <text:p text:style-name="P7"><text:span text:style-name="T1">8</text:span></text:p>
          </draw:text-box>
        </draw:frame>
        <draw:frame draw:style-name="gr4" draw:text-style-name="P8" draw:layer="layout" svg:width="0.66cm" svg:height="0.569cm" svg:x="7.79cm" svg:y="3.433cm">
          <draw:text-box>
            <text:p text:style-name="P7"><text:span text:style-name="T1">8</text:span></text:p>
          </draw:text-box>
        </draw:frame>
        <draw:frame draw:style-name="gr4" draw:text-style-name="P8" draw:layer="layout" svg:width="0.66cm" svg:height="0.569cm" svg:x="4.09cm" svg:y="3.433cm">
          <draw:text-box>
            <text:p text:style-name="P7"><text:span text:style-name="T1">8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Rellena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Rellenado_20_amarillo" draw:display-name="Rellenado amaril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Rellenado_20_azul" draw:display-name="Rellena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Rellenado_20_rojo" draw:display-name="Rellenado roj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Rellenado_20_verde" draw:display-name="Rellena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draw:marker draw:name="Puntas_20_de_20_flecha_20_1" draw:display-name="Puntas de flecha 1" svg:viewBox="0 0 20 20" svg:d="M0 20l10-20 10 20z"/>
    <draw:marker draw:name="Puntas_20_de_20_flecha_20_2" draw:display-name="Puntas de flecha 2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UY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10-29T12:55:10.357741800</meta:creation-date>
    <dc:date>2025-10-29T13:36:16.089433900</dc:date>
    <meta:editing-duration>PT30M15S</meta:editing-duration>
    <meta:editing-cycles>3</meta:editing-cycles>
    <meta:generator>LibreOffice/25.2.6.2$Windows_X86_64 LibreOffice_project/729c5bfe710f5eb71ed3bbde9e06a6065e9c6c5d</meta:generator>
    <meta:print-date>2025-10-29T14:18:10.194672000</meta:print-date>
    <meta:printed-by>Archivos PDF</meta:printed-by>
    <meta:document-statistic meta:object-count="11"/>
  </office:meta>
</office:document-meta>
</file>